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officeooo:rsid="0006d9a8" officeooo:paragraph-rsid="0006d9a8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14pt" officeooo:rsid="0006d9a8" officeooo:paragraph-rsid="0006d9a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fo:font-size="14pt" officeooo:rsid="0006d9a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38906" officeooo:paragraph-rsid="0006d9a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tkinson Hyperlegible" fo:font-size="14pt" fo:font-weight="normal" officeooo:rsid="00223eb9" officeooo:paragraph-rsid="0006d9a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tkinson Hyperlegible" fo:font-size="14pt" officeooo:rsid="00238906" officeooo:paragraph-rsid="0006d9a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Atkinson Hyperlegible" fo:font-size="14pt" officeooo:rsid="00238906" officeooo:paragraph-rsid="0006d9a8" style:font-size-asian="14pt" style:font-size-complex="14pt"/>
    </style:style>
    <style:style style:name="P8" style:family="paragraph" style:parent-style-name="Standard">
      <style:text-properties style:font-name="Atkinson Hyperlegible" fo:font-size="14pt" officeooo:rsid="00223eb9" officeooo:paragraph-rsid="0006d9a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09f8a0" officeooo:paragraph-rsid="0009f8a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9f8a0" officeooo:paragraph-rsid="0009f8a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a0445" officeooo:paragraph-rsid="000a044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efe94" officeooo:paragraph-rsid="000efe9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0afe5c" officeooo:paragraph-rsid="000afe5c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Atkinson Hyperlegible" fo:font-size="14pt" fo:font-weight="normal" officeooo:rsid="00223eb9" officeooo:paragraph-rsid="000afe5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af1dc" officeooo:paragraph-rsid="000afe5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bold" officeooo:rsid="002e333e" officeooo:paragraph-rsid="000afe5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23eb9" officeooo:paragraph-rsid="000afe5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tkinson Hyperlegible" fo:font-size="14pt" officeooo:rsid="002e333e" officeooo:paragraph-rsid="000afe5c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Atkinson Hyperlegible" fo:font-size="14pt" officeooo:paragraph-rsid="000afe5c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Atkinson Hyperlegible" fo:font-size="20pt" officeooo:rsid="000eb74f" officeooo:paragraph-rsid="000eb74f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Atkinson Hyperlegible" fo:font-size="14pt" officeooo:rsid="000eb74f" officeooo:paragraph-rsid="000eb74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Atkinson Hyperlegible" fo:font-size="20pt" officeooo:rsid="000cb9e6" officeooo:paragraph-rsid="000cb9e6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Atkinson Hyperlegible" fo:font-size="14pt" officeooo:rsid="000cb9e6" officeooo:paragraph-rsid="000cb9e6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tkinson Hyperlegible" fo:font-size="14pt" officeooo:rsid="000e9cfe" officeooo:paragraph-rsid="000e9cfe" style:font-size-asian="14pt" style:font-size-complex="14pt"/>
    </style:style>
    <style:style style:name="T1" style:family="text">
      <style:text-properties officeooo:rsid="0006d9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fc71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0445"/>
    </style:style>
    <style:style style:name="T7" style:family="text">
      <style:text-properties officeooo:rsid="000afe5c"/>
    </style:style>
    <style:style style:name="T8" style:family="text">
      <style:text-properties officeooo:rsid="003b3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nsad en Dios</text:p>
      <text:p text:style-name="P2"/>
      <text:p text:style-name="P3">1. Alégrese al tierra todos ya no teman más,</text:p>
      <text:p text:style-name="P2">que nuestro salvador nació el día de navidad,</text:p>
      <text:p text:style-name="P2">Para salvar al mundo del poder de Satanás.</text:p>
      <text:p text:style-name="P2"/>
      <text:p text:style-name="P2">CORO:</text:p>
      <text:p text:style-name="P2">Buenas nuevas de consuelo, gozo y perdón,</text:p>
      <text:p text:style-name="P2">buenas nuevas de gozo y perdón.</text:p>
      <text:p text:style-name="P2"/>
      <text:p text:style-name="P2">2.Y tu Belén alégrate gózate Israel,</text:p>
      <text:p text:style-name="P2">el Dios hecho niño acaba de nacer,</text:p>
      <text:p text:style-name="P2">del seno de una virgen, madre, pura y fiel.<text:tab/>CORO.</text:p>
      <text:p text:style-name="P2"/>
      <text:p text:style-name="P2">3.El Padre omnipotente a su hijo nos mando,</text:p>
      <text:p text:style-name="P2">del seno de una virgen el Salvador nació,</text:p>
      <text:p text:style-name="P2">es nuestro Dios, es el Señor que a todo redimió.<text:tab/>CORO.</text:p>
      <text:p text:style-name="P2"/>
      <text:p text:style-name="P1">Kyrie eleison</text:p>
      <text:p text:style-name="P2"/>
      <text:p text:style-name="P2">Kyrie eleison, kyrie eleison.</text:p>
      <text:p text:style-name="P2">Christe eleison, Christe eleison.</text:p>
      <text:p text:style-name="P2">Kyrie eleison, kyrie eleison.</text:p>
      <text:p text:style-name="P2"/>
      <text:p text:style-name="P1">Gloria</text:p>
      <text:p text:style-name="P2"/>
      <text:p text:style-name="P2">CORO:</text:p>
      <text:p text:style-name="P4">G<text:span text:style-name="T1">loria</text:span>, <text:span text:style-name="T1">gloria</text:span> <text:span text:style-name="T1">in</text:span> <text:span text:style-name="T1">excélsis</text:span>, <text:span text:style-name="T1">gloria</text:span> <text:span text:style-name="T1">in</text:span> <text:span text:style-name="T1">excélsis</text:span> D<text:span text:style-name="T1">eo</text:span>,</text:p>
      <text:p text:style-name="P4"><text:span text:style-name="T1">et</text:span> <text:span text:style-name="T1">in</text:span> <text:span text:style-name="T1">terra</text:span> <text:span text:style-name="T1">pax</text:span> <text:span text:style-name="T1">homínibus</text:span> <text:span text:style-name="T1">bone</text:span> <text:span text:style-name="T1">voluntátis</text:span>.</text:p>
      <text:p text:style-name="P5"/>
      <text:p text:style-name="P6"><text:span text:style-name="T1">1.</text:span>Laudámus te, <text:s/>benedícimus te, adorámos te, gloridicámus te,</text:p>
      <text:p text:style-name="P6">grátias áginus tibi propter magnam glóriam tuam.</text:p>
      <text:p text:style-name="P6">Dómine Deus, Rex celéstis, Deus Pater omnípotens.</text:p>
      <text:p text:style-name="P7">Dómine Fili unigénite, Jesu Christe.<text:tab/><text:span text:style-name="T2">CORO.</text:span></text:p>
      <text:p text:style-name="P8"/>
      <text:p text:style-name="P6"><text:span text:style-name="T3">2.</text:span>Dómine Deus, Agnus Dei, Filius Patris,</text:p>
      <text:p text:style-name="P6">quitollis peccáta mundi, miserére nobis,</text:p>
      <text:p text:style-name="P6">quitollis peccáta mundi, súscipe deprecatiónem nostram.</text:p>
      <text:p text:style-name="P6">Qui sedes ad déxteram Patris, miserére nobis.<text:tab/><text:span text:style-name="T4">CORO.</text:span></text:p>
      <text:p text:style-name="P6"><text:soft-page-break/><text:span text:style-name="T5"/></text:p>
      <text:p text:style-name="P6"><text:span text:style-name="T3">3.Q</text:span>uóniam tu solus Sanctus, tu solus Dóminus,</text:p>
      <text:p text:style-name="P6">tu solus Altíssimus, Jesu Christe</text:p>
      <text:p text:style-name="P6">cum Sancto Spíritu in glória Dei Patris.</text:p>
      <text:p text:style-name="P4">A<text:span text:style-name="T3">mén</text:span>.</text:p>
      <text:p text:style-name="P4"/>
      <text:p text:style-name="P9">Adéste fidéles</text:p>
      <text:p text:style-name="P10"/>
      <text:p text:style-name="P10">1.Adéste fidéles leti triumphántes,</text:p>
      <text:p text:style-name="P10">veníte, veníte in Bethlehem.</text:p>
      <text:p text:style-name="P10">Natum vidéte Regem angelórum.</text:p>
      <text:p text:style-name="P10"/>
      <text:p text:style-name="P10">CORO:</text:p>
      <text:p text:style-name="P10">Veníte adorémus, veníte adorémus,</text:p>
      <text:p text:style-name="P10">veníte adorémus Dóminum.</text:p>
      <text:p text:style-name="P10"/>
      <text:p text:style-name="P10">2.En grege relieto, húmiles ad cunas,</text:p>
      <text:p text:style-name="P10">vocáli pastóres ap próperant.</text:p>
      <text:p text:style-name="P10">Et nos ovánti gradu festinémus.<text:tab/>CORO.</text:p>
      <text:p text:style-name="P10"/>
      <text:p text:style-name="P10">3.<text:span text:style-name="T6">Etérni Paréntis splendórem etérnum</text:span></text:p>
      <text:p text:style-name="P11">velátum sub carne vidébimus.</text:p>
      <text:p text:style-name="P11">Deum, infántem, panis involútum. CORO.</text:p>
      <text:p text:style-name="P11"/>
      <text:p text:style-name="P12">4.Pro nobis egenum et foeno cubantem piis,</text:p>
      <text:p text:style-name="P12">foveamus amplexibus:</text:p>
      <text:p text:style-name="P12">sic nos amantem quis non redamaret?</text:p>
      <text:p text:style-name="P11"/>
      <text:p text:style-name="P13">Sanctus</text:p>
      <text:p text:style-name="P14"/>
      <text:p text:style-name="P15">S<text:span text:style-name="T7">anctus</text:span>, <text:span text:style-name="T7">sanctus</text:span>, <text:span text:style-name="T7">sanctus</text:span></text:p>
      <text:p text:style-name="P15">Dó<text:span text:style-name="T7">minus</text:span> D<text:span text:style-name="T7">eus</text:span> Sá<text:span text:style-name="T7">baoth</text:span>.</text:p>
      <text:p text:style-name="P15"/>
      <text:p text:style-name="P15">P<text:span text:style-name="T8">leni</text:span> <text:span text:style-name="T8">sunt</text:span> <text:span text:style-name="T8">cœli</text:span> <text:span text:style-name="T8">et</text:span> <text:span text:style-name="T8">terra</text:span> <text:span text:style-name="T8">glória</text:span> <text:span text:style-name="T8">tuam</text:span>.</text:p>
      <text:p text:style-name="P15">H<text:span text:style-name="T7">osanna in excélsis</text:span>.</text:p>
      <text:p text:style-name="P15"/>
      <text:p text:style-name="P15">Benedíctus qui venit in nómine Dómini.</text:p>
      <text:p text:style-name="P15">H<text:span text:style-name="T7">osanna in excélsis</text:span>.</text:p>
      <text:p text:style-name="P16"/>
      <text:p text:style-name="P13"><text:soft-page-break/>Agnus Dei</text:p>
      <text:p text:style-name="P17"/>
      <text:p text:style-name="P18">Agnus Dei, quitolis peccáta mundi, miserére nobis.</text:p>
      <text:p text:style-name="P18"/>
      <text:p text:style-name="P18">Agnus Dei, quitolis peccáta mundi, miserére nobis.</text:p>
      <text:p text:style-name="P19"/>
      <text:p text:style-name="P18">Agnus Dei, quitolis peccáta mundi, dona nobis pacem.</text:p>
      <text:p text:style-name="P18"/>
      <text:p text:style-name="P20">Yo soy el camino firme</text:p>
      <text:p text:style-name="P21"/>
      <text:p text:style-name="P21">1.Yo soy la luz del mundo </text:p>
      <text:p text:style-name="P21">no hay tinieblas junto a mí.</text:p>
      <text:p text:style-name="P21">Tendrán la luz de la vida </text:p>
      <text:p text:style-name="P21">por la palabra que les di.</text:p>
      <text:p text:style-name="P21"/>
      <text:p text:style-name="P21">CORO:</text:p>
      <text:p text:style-name="P21">Yo soy el camino firme, </text:p>
      <text:p text:style-name="P21">yo soy la vida y la verdad,</text:p>
      <text:p text:style-name="P21">por mí llegarán al Padre </text:p>
      <text:p text:style-name="P21">y el Santo Espíritu tendrán.</text:p>
      <text:p text:style-name="P21"/>
      <text:p text:style-name="P21">2.Yo soy el pan de vida</text:p>
      <text:p text:style-name="P21">y con ustedes me quedé.</text:p>
      <text:p text:style-name="P21">Me entrego como alimento,</text:p>
      <text:p text:style-name="P21">soy el misterio de la fe.<text:tab/>CORO.</text:p>
      <text:p text:style-name="P21"/>
      <text:p text:style-name="P21">3.Yo soy el buen pastor</text:p>
      <text:p text:style-name="P21">y por amor mi vida doy.</text:p>
      <text:p text:style-name="P21">Yo quiero un solo rebaño,</text:p>
      <text:p text:style-name="P21">soy para todos salvador.<text:tab/>CORO.</text:p>
      <text:p text:style-name="P21"/>
      <text:p text:style-name="P21">4. Yo soy la vid verdadera,</text:p>
      <text:p text:style-name="P21">mi Padre Dios el viñador.</text:p>
      <text:p text:style-name="P21">Produzcan fruto abundante</text:p>
      <text:p text:style-name="P21">permaneciendo en mi amor.<text:tab/> CORO.</text:p>
      <text:p text:style-name="P21"/>
      <text:p text:style-name="P21"/>
      <text:p text:style-name="P21"/>
      <text:p text:style-name="P21"/>
      <text:p text:style-name="P21"><text:soft-page-break/>5. Yo soy Señor y maestro</text:p>
      <text:p text:style-name="P21">y un mandamiento nuevo os doy.</text:p>
      <text:p text:style-name="P21">Que se aman unos a otros</text:p>
      <text:p text:style-name="P21">como los he amado yo.<text:tab/>CORO.</text:p>
      <text:p text:style-name="P18"/>
      <text:p text:style-name="P22">Salve Regina</text:p>
      <text:p text:style-name="P23"/>
      <text:p text:style-name="P24">CORO:</text:p>
      <text:p text:style-name="P23">Salve, Regina, Mater misericordiæ,</text:p>
      <text:p text:style-name="P23">vita, dulcedo, et spes nostra, salve.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3:16:58.874525961</meta:creation-date>
    <dc:date>2025-01-04T22:41:58.592944299</dc:date>
    <meta:editing-duration>PT27M41S</meta:editing-duration>
    <meta:editing-cycles>8</meta:editing-cycles>
    <meta:generator>LibreOffice/24.8.4.2$Linux_X86_64 LibreOffice_project/480$Build-2</meta:generator>
    <meta:document-statistic meta:table-count="0" meta:image-count="0" meta:object-count="0" meta:page-count="4" meta:paragraph-count="90" meta:word-count="463" meta:character-count="2741" meta:non-whitespace-character-count="2362"/>
  </office:meta>
</office:document-meta>
</file>